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ollege/Universi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8">
            <text:p>5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41">
            <text:p>241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56">
            <text:p>456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30">
            <text:p>33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66">
            <text:p>46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40">
            <text:p>340</text:p>
          </table:table-cell>
          <table:table-cell table:style-name="ce23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21">
            <text:p>421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728">
            <text:p>1728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184">
            <text:p>2184</text:p>
          </table:table-cell>
          <table:table-cell table:style-name="ce22" office:value-type="float" office:value="66">
            <text:p>6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